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5"/>
    <style:style style:name="P40" style:family="paragraph" style:parent-style-name="Standard" style:list-style-name="L3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 history <text:s/>(PyOTE description is at end)</text:p>
      <text:p text:style-name="P2"/>
      <text:p text:style-name="Standard">version 3.2.0</text:p>
      <text:list xml:id="list5152381102050443822" text:style-name="L35">
        <text:list-item>
          <text:p text:style-name="P39">Changed GUI to better align text on min max edit boxes to avoid confusion.<text:line-break/></text:p>
        </text:list-item>
      </text:list>
      <text:p text:style-name="Standard">version 3.1.9</text:p>
      <text:list xml:id="list8841764692467119511" text:style-name="L1">
        <text:list-item>
          <text:p text:style-name="P6">Fixed a bug in the test for a min/max solution search being constrained by a too large min value.<text:line-break/></text:p>
        </text:list-item>
      </text:list>
      <text:p text:style-name="Standard">version 3.1.8</text:p>
      <text:list xml:id="list2952925377105745616" text:style-name="L2">
        <text:list-item>
          <text:p text:style-name="P7">version 3.1.7 was released without an updated version history. <text:s/>Here is what was changed in 3.1.7:<text:line-break/></text:p>
        </text:list-item>
        <text:list-item>
          <text:p text:style-name="P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354876627955027684" text:style-name="L3">
        <text:list-item>
          <text:p text:style-name="P8">Values entered in the Manual Timestamp Entry dialog box are now 'sticky', thus making corrections easy to do without requiring re-entry of all data. </text:p>
          <text:p text:style-name="P8"><text:line-break/>Also trapped is the case where a user has entered a custom frame time but failed to click the radio button indicating that it is to be used.<text:line-break/></text:p>
        </text:list-item>
      </text:list>
      <text:p text:style-name="Standard">version 3.1.5:</text:p>
      <text:list xml:id="list1875003373135300252" text:style-name="L4">
        <text:list-item>
          <text:p text:style-name="P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411858708946832486" text:style-name="L5">
        <text:list-item>
          <text:p text:style-name="P10">Fixed error in new dropped reading detection logic when light curve was processed in field mode.<text:line-break/></text:p>
        </text:list-item>
        <text:list-item>
          <text:p text:style-name="P10"><text:soft-page-break/>Cleaned up some language in tooltips.<text:line-break/></text:p>
        </text:list-item>
      </text:list>
      <text:p text:style-name="Standard">version 3.1.3:</text:p>
      <text:list xml:id="list6170162158165682010" text:style-name="L6">
        <text:list-item>
          <text:p text:style-name="P1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1">Eliminated the 'entry num' column in the data matrix at the lower left of the GUI. The 'entry num' is unused and a possible source of confusion with the frame or field number for the unwary.<text:line-break/></text:p>
        </text:list-item>
        <text:list-item>
          <text:p text:style-name="P11">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040234665196073972" text:style-name="L7">
        <text:list-item>
          <text:p text:style-name="P1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386955287449241767" text:style-name="L8">
        <text:list-item>
          <text:p text:style-name="P1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104746269961081259" text:style-name="L9">
        <text:list-item>
          <text:p text:style-name="P14">Added a Mac version of a pyote startup file. <text:s/>It is automatically placed on the Desktop the first time pyote is run. <text:s/>Double-clicking on that Desktop file icon will start pyote thereafter.<text:line-break/> </text:p>
        </text:list-item>
      </text:list>
      <text:p text:style-name="Standard"><text:soft-page-break/>version 3.0.8:</text:p>
      <text:list xml:id="list3200121370700588123" text:style-name="L10">
        <text:list-item>
          <text:p text:style-name="P1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035283076200618204" text:style-name="L11">
        <text:list-item>
          <text:p text:style-name="P1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41684280844147393" text:style-name="L12">
        <text:list-item>
          <text:p text:style-name="P1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63582191128368940" text:style-name="L13">
        <text:list-item>
          <text:p text:style-name="P1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448181723554178474" text:style-name="L14">
        <text:list-item>
          <text:p text:style-name="P19">Disable the Accept integration button when user overrides an automatic block analysis with a manual block selection followed by a click on the Block integrate button.<text:line-break/></text:p>
        </text:list-item>
      </text:list>
      <text:p text:style-name="Standard">version 2.1.4:</text:p>
      <text:list xml:id="list7510616472658831676" text:style-name="L15">
        <text:list-item>
          <text:p text:style-name="P20">Corrected a bug that kept manual selection of block integration from being performed after a refusal to accept the automatic block analysis results.<text:line-break/></text:p>
        </text:list-item>
      </text:list>
      <text:p text:style-name="Standard">version 2.1.3:</text:p>
      <text:list xml:id="list7615555451394708138" text:style-name="L16">
        <text:list-item>
          <text:p text:style-name="P2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259587013855404227" text:style-name="L17">
        <text:list-item>
          <text:p text:style-name="P22">To ease usage of the automatic block integration feature, accepting the automatically determined block integration parameters no longer uses a modal query box, which interfered with the ability to explore/expand the light curve plot. <text:s/><text:soft-page-break/>Now there is separate button which gets enabled after an automatic block integration completes.</text:p>
        </text:list-item>
      </text:list>
      <text:p text:style-name="Standard"/>
      <text:p text:style-name="Standard">version 2.1.1</text:p>
      <text:list xml:id="list2774610451573015193" text:style-name="L18">
        <text:list-item>
          <text:p text:style-name="P23">Added progress bar tracking of block integration analysis because it can take an extended amount of time to complete the analysis when the light curve has many points.<text:line-break/></text:p>
        </text:list-item>
      </text:list>
      <text:p text:style-name="Standard">version 2.1.0</text:p>
      <text:list xml:id="list6552935923678027267" text:style-name="L19">
        <text:list-item>
          <text:p text:style-name="P2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415036709749179492" text:style-name="L20">
        <text:list-item>
          <text:p text:style-name="P25">Made the selection of Tooltip display 'sticky'</text:p>
        </text:list-item>
        <text:list-item>
          <text:p text:style-name="P25">Duration calculation when D and R span midnight now handled correctly</text:p>
        </text:list-item>
      </text:list>
      <text:p text:style-name="Standard"/>
      <text:p text:style-name="Standard">version 2.0.8</text:p>
      <text:list xml:id="list4517598477643898840" text:style-name="L21">
        <text:list-item>
          <text:p text:style-name="P26">toolTips changed to invoke and display in a custom dialog box that can be moved and resized to better accommodate legacy displays</text:p>
        </text:list-item>
        <text:list-item>
          <text:p text:style-name="P26">Calc flash timing calculation fixed to properly deal with the non-integer frame numbers that can result from field processed csv files</text:p>
        </text:list-item>
        <text:list-item>
          <text:p text:style-name="P26">Flash timing has been verified to work with integrated light curves</text:p>
        </text:list-item>
        <text:list-item>
          <text:p text:style-name="P2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4346946729595918837" text:style-name="L22">
        <text:list-item>
          <text:p text:style-name="P27">Adds a button to calculate the edge position of an LED timing flash.</text:p>
        </text:list-item>
        <text:list-item>
          <text:p text:style-name="P2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7">Adds a checkbox to force manual entry of timestamp info. <text:s/>This is useful when OCR on a VTI timed light curve has catastrophic errors. <text:s/>It is always employed when using LED flash timing.</text:p>
        </text:list-item>
      </text:list>
      <text:list xml:id="list507319471984511541" text:style-name="L23">
        <text:list-item>
          <text:p text:style-name="P28">During the error bar calculation, it is possible for the Cholesky decomposition needed for treating correlated noise to fail. <text:s/>Previous versions treated this as a <text:soft-page-break/>fatal error and would not produce a final report. <text:s/>This version instead treats the noise as uncorrelated and continues processing to produce a final report.</text:p>
        </text:list-item>
      </text:list>
      <text:p text:style-name="Standard"/>
      <text:p text:style-name="Standard">version 2.0.6</text:p>
      <text:list xml:id="list3689718616964767022" text:style-name="L24">
        <text:list-item>
          <text:p text:style-name="P2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00382220262078516" text:style-name="L25">
        <text:list-item>
          <text:p text:style-name="P30">files generated by pyote now contain PYOTE in the filename.<text:line-break/></text:p>
        </text:list-item>
        <text:list-item>
          <text:p text:style-name="P3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625211502152550033" text:style-name="L26">
        <text:list-item>
          <text:p text:style-name="P3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665000647683500919" text:style-name="L27">
        <text:list-item>
          <text:p text:style-name="P3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461350677315512488" text:style-name="L28">
        <text:list-item>
          <text:p text:style-name="P3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8343377152039384408" text:style-name="L29">
        <text:list-item>
          <text:p text:style-name="P34">improved handling of D and R region selection so that one cannot enter an invalid configuration --- automatic corrections/changes are applied.<text:line-break/></text:p>
        </text:list-item>
        <text:list-item>
          <text:p text:style-name="P3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text:soft-page-break/></text:p>
      <text:p text:style-name="Standard">version 1.47</text:p>
      <text:list xml:id="list8112040530025792850" text:style-name="L30">
        <text:list-item>
          <text:p text:style-name="P35">adds bold red highlighting to message:</text:p>
        </text:list-item>
      </text:list>
      <text:p text:style-name="Standard"><text:span text:style-name="Default_20_Paragraph_20_Font"><text:span text:style-name="T4">! There is something wrong with timestamps at D and/or R or frames have been d</text:span></text:span><text:span text:style-name="Default_20_Paragraph_20_Font"><text:span text:style-name="T4">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2632896252623913855" text:style-name="L31">
        <text:list-item>
          <text:p text:style-name="P3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3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113791376474438594" text:style-name="L32">
        <text:list-item>
          <text:p text:style-name="P37">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898048074305718603" text:style-name="L33">
        <text:list-item>
          <text:p text:style-name="P3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text:span></text:span><text:span text:style-name="Default_20_Paragraph_20_Font"><text:span text:style-name="T1">e</text:span></text:span>.</text:p>
      <text:p text:style-name="P4"/>
      <text:p text:style-name="P4">Then, type the following line in that command window:</text:p>
      <text:p text:style-name="P4"/>
      <text:list xml:id="list4601805150546299892" text:style-name="L34">
        <text:list-item>
          <text:p text:style-name="P40">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Robert Anderson</meta:initial-creator>
    <dc:creator>Robert Anderson</dc:creator>
    <meta:creation-date>2017-08-27T18:53:00Z</meta:creation-date>
    <dc:date>2019-02-07T18:49:12</dc:date>
    <meta:editing-cycles>56</meta:editing-cycles>
    <meta:editing-duration>PT18H5M36S</meta:editing-duration>
    <meta:document-statistic meta:table-count="0" meta:image-count="2" meta:object-count="0" meta:page-count="8" meta:paragraph-count="108" meta:word-count="2998" meta:character-count="17671"/>
    <meta:template xlink:type="simple" xlink:actuate="onRequest" xlink:title="" xlink:href="Normal"/>
  </office:meta>
</office:document-meta>
</file>